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C000000540C2E7E37.png" manifest:media-type="image/png"/>
  <manifest:file-entry manifest:full-path="Pictures/100000010000034B0000002B216C24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d612b" officeooo:paragraph-rsid="001d612b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paragraph-rsid="001d612b"/>
    </style:style>
    <style:style style:name="P4" style:family="paragraph" style:parent-style-name="Standard">
      <style:text-properties officeooo:rsid="001d612b" officeooo:paragraph-rsid="001d612b"/>
    </style:style>
    <style:style style:name="P5" style:family="paragraph" style:parent-style-name="Standard" style:list-style-name="L1">
      <style:text-properties officeooo:rsid="001d612b" officeooo:paragraph-rsid="001d612b"/>
    </style:style>
    <style:style style:name="P6" style:family="paragraph" style:parent-style-name="Standard" style:list-style-name="L2">
      <style:text-properties officeooo:rsid="001d612b" officeooo:paragraph-rsid="001d612b"/>
    </style:style>
    <style:style style:name="P7" style:family="paragraph" style:parent-style-name="Standard" style:list-style-name="L1">
      <style:text-properties officeooo:paragraph-rsid="001d612b"/>
    </style:style>
    <style:style style:name="T1" style:family="text">
      <style:text-properties officeooo:rsid="001d612b"/>
    </style:style>
    <style:style style:name="T2" style:family="text">
      <style:text-properties fo:font-size="13pt" fo:font-weight="bold" officeooo:rsid="001d612b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0</text:p>
      <text:h text:style-name="Heading_20_1" text:outline-level="1">Aim: Write A Program To Implement Socket In Python.</text:h>
      <text:p text:style-name="P1">Server.py</text:p>
      <text:p text:style-name="Standard">import socket</text:p>
      <text:p text:style-name="Standard">s = socket.socket()</text:p>
      <text:p text:style-name="Standard">host = socket.gethostname()</text:p>
      <text:p text:style-name="Standard">port = 12345</text:p>
      <text:p text:style-name="Standard">s.bind((host, port))</text:p>
      <text:p text:style-name="Standard">s.listen(5)</text:p>
      <text:p text:style-name="Standard">print("Server started")</text:p>
      <text:p text:style-name="Standard">print("Waiting for connections")</text:p>
      <text:p text:style-name="Standard">while True:</text:p>
      <text:p text:style-name="Standard">    c, addr = s.accept()</text:p>
      <text:p text:style-name="Standard">    print("Connected to : ", addr)</text:p>
      <text:p text:style-name="Standard">    c.send(bytes("Hi There", "utf-8"))</text:p>
      <text:p text:style-name="Standard">    c.close()</text:p>
      <text:p text:style-name="Standard">    break</text:p>
      <text:p text:style-name="P1"><draw:frame draw:style-name="fr2" draw:name="Image1" text:anchor-type="char" svg:width="6.9252in" svg:height="0.689in" draw:z-index="0"><draw:image xlink:href="Pictures/100000010000034C000000540C2E7E37.png" xlink:type="simple" xlink:show="embed" xlink:actuate="onLoad" draw:mime-type="image/png"/></draw:frame>client.py</text:p>
      <text:p text:style-name="Standard">import socket</text:p>
      <text:p text:style-name="Standard">s = socket.socket()</text:p>
      <text:p text:style-name="Standard">host = socket.gethostname()</text:p>
      <text:p text:style-name="Standard">port = 12345</text:p>
      <text:p text:style-name="Standard">s.connect((host, port))</text:p>
      <text:p text:style-name="Standard">print(s.recv(1024).decode("utf-8"))</text:p>
      <text:p text:style-name="P3">s.close()</text:p>
      <text:p text:style-name="P3"><draw:frame draw:style-name="fr1" draw:name="Image2" text:anchor-type="char" svg:x="0.0575in" svg:y="0.0681in" svg:width="6.9252in" svg:height="0.3528in" draw:z-index="1"><draw:image xlink:href="Pictures/100000010000034B0000002B216C2402.png" xlink:type="simple" xlink:show="embed" xlink:actuate="onLoad" draw:mime-type="image/png"/></draw:frame><text:span text:style-name="T2"/></text:p>
      <text:p text:style-name="P3"><text:span text:style-name="T2">Steps To Run The Program:</text:span></text:p>
      <text:list text:style-name="L1">
        <text:list-item>
          <text:p text:style-name="P7"><text:span text:style-name="T1">Run The server.py on idle shell.</text:span></text:p>
        </text:list-item>
        <text:list-item>
          <text:p text:style-name="P5">Locate the directory in which the client.py file in file explorer.</text:p>
        </text:list-item>
        <text:list-item>
          <text:p text:style-name="P5">Open Terminal in that directory and run this command “python client.py”(client filename).</text:p>
        </text:list-item>
      </text:list>
      <text:p text:style-name="P4"/>
      <text:p text:style-name="P2">Note:</text:p>
      <text:list text:style-name="L2">
        <text:list-item>
          <text:p text:style-name="P6">Run server and client file on separate terminal.</text:p>
        </text:list-item>
        <text:list-item>
          <text:p text:style-name="P6">You can run server/client on idle shell, then run the other file as shown abo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23:09:46.622000000</meta:creation-date>
    <dc:date>2025-03-06T20:07:03.087000000</dc:date>
    <meta:editing-duration>PT12M33S</meta:editing-duration>
    <meta:editing-cycles>3</meta:editing-cycles>
    <meta:generator>LibreOffice/24.2.5.2$Windows_X86_64 LibreOffice_project/bffef4ea93e59bebbeaf7f431bb02b1a39ee8a59</meta:generator>
    <meta:document-statistic meta:table-count="0" meta:image-count="2" meta:object-count="0" meta:page-count="1" meta:paragraph-count="32" meta:word-count="127" meta:character-count="863" meta:non-whitespace-character-count="753"/>
  </office:meta>
</office:document-meta>
</file>